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Footnote">
      <style:text-properties fo:font-style="italic" style:font-style-asian="italic" style:font-style-complex="italic"/>
    </style:style>
    <style:style style:name="P12" style:family="paragraph" style:parent-style-name="Footnote">
      <style:paragraph-properties fo:text-align="justify" style:justify-single-word="false"/>
      <style:text-properties fo:font-style="italic" style:font-style-asian="italic" style:font-style-complex="italic"/>
    </style:style>
    <style:style style:name="P13"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000000" style:font-name="Liberation Sans" fo:font-style="normal" fo:font-weight="bold" fo:background-color="transparent" style:font-style-asian="normal" style:font-weight-asian="bold" style:font-style-complex="normal" style:font-weight-complex="bold"/>
    </style:style>
    <style:style style:name="P18" style:family="paragraph" style:parent-style-name="Standard">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19" style:family="paragraph" style:parent-style-name="Standard" style:list-style-name="L2">
      <style:paragraph-properties fo:text-align="end" style:justify-single-word="false"/>
      <style:text-properties fo:color="#000000" style:font-name="Liberation Sans"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 conciencia Cinematográfica y la realidad social en el tercer Mundo</text:p>
      <text:p text:style-name="P5">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Ensayo final</text:p>
      <text:p text:style-name="P3"/>
      <text:p text:style-name="P3"/>
      <text:p text:style-name="P18">Es preciso estar atento y fuerte</text:p>
      <text:p text:style-name="P18">No tenemos tiempo de temer la muerte...</text:p>
      <text:p text:style-name="P18">Es preciso estar atento y fuerte</text:p>
      <text:p text:style-name="P18">No tenemos tiempo de temer la muerte...</text:p>
      <text:p text:style-name="P18"/>
      <text:p text:style-name="P18"><text:tab/>Perdone, camarada, que le interrumpa en su lucha de clases, tan importante...</text:p>
      <text:p text:style-name="P18">pero, ¿la dirección del cine político?</text:p>
      <text:p text:style-name="P18"/>
      <text:p text:style-name="P18">Por allí es el cine desconocido el cine de aventura.</text:p>
      <text:list xml:id="list891066355" text:style-name="L2">
        <text:list-item>
          <text:list>
            <text:list-header>
              <text:p text:style-name="P19">Por aquí es el cine del Tercer Mundo, es un cine peligroso, divino y maravilloso.</text:p>
              <text:p text:style-name="P19"/>
            </text:list-header>
          </text:list>
        </text:list-item>
      </text:list>
      <text:p text:style-name="P18">Es preciso estar atento y fuerte</text:p>
      <text:p text:style-name="P18">No tenemos tiempo de temer la muerte.</text:p>
      <text:p text:style-name="P18"/>
      <text:p text:style-name="P18">Glauber Rocha en Viento del Este, 1969 de Jean-Luc Godard.<text:note text:id="ftn24" text:note-class="footnote"><text:note-citation>1</text:note-citation><text:note-body><text:p text:style-name="Footnote">Glauber Rocha en Viento del Este, 1969 de Jean-Luc Godard. Fuente: <text:a xlink:type="simple" xlink:href="http://youtu.be/oJZPb6Wx7Wk">http://youtu.be/oJZPb6Wx7Wk</text:a></text:p></text:note-body></text:note></text:p>
      <text:p text:style-name="P3"/>
      <text:p text:style-name="P3"/>
      <text:p text:style-name="P6"><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4"/>
      <text:p text:style-name="P9"><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1" text:note-class="footnote"><text:note-citation>2</text:note-citation><text:note-body><text:p text:style-name="Footnote">La imgen-movimiento. <text:span text:style-name="T2">Gilles Deleuze. </text:span>pag38</text:p></text:note-body></text:note></text:p>
      <text:p text:style-name="P6"/>
      <text:p text:style-name="P6"><text:tab/>Compleja afirmación de <text:span text:style-name="T2">Deleuze</text:span>, intentemos acercarnos desde un concepto simple <text:soft-page-break/>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6"/>
      <text:p text:style-name="P6"><text:tab/>Es muy fácil pensar que la conciencia de que hablamos es la nuestra o solo la nuestra, nuestra conciencia humana, pero no olvidemos en ningún momento la siguiente sentencia: <text:span text:style-name="T2">“...la única conciencia cinematográfica no somos nosotros, los espectadores, ni el protagonista: es la cámara, a veces humana, a veces inhumana o sobrehumana...”.</text:span></text:p>
      <text:p text:style-name="P6"><text:span text:style-name="T2"/></text:p>
      <text:p text:style-name="P6"><text:span text:style-name="T2"><text:tab/></text:span>La conciencia humana es la imagen como realidad psíquica interior, es la subjetividad que se opone la objetividad como movimiento físico en el mundo exterior: “” </text:p>
      <text:p text:style-name="P6"/>
      <text:p text:style-name="P6"><text:tab/>En el cine la percepción puede ser objetiva o subjetiva, es subjetiva cuando: <text:span text:style-name="T2">“...Se podría decir que la imagen-subjetiva es la cosa vista por alguien «cualificado», o el conjunto tal como lo ve alguien que forma parte de ese conjunto...”</text:span>, y aunque provisionalmente y con limitaciones aclara <text:span text:style-name="T2">Deleuze</text:span> la imagen es objetiva: <text:span text:style-name="T2">“...la imagen es objetiva cuando la cosa o el conjunto son vistos desde el punto de vista de alguien exterior a ese conjunto...”. </text:span>Son definiciones nominales y provisionales porque con facilidad se pasa de una a la otra. <text:span text:style-name="T2">Deleuze </text:span>destaca la concepción de subjetividad y objetividad que presenta <text:span text:style-name="T2">Pasolini</text:span>:<text:span text:style-name="T2"> “...Se puede decir que una imagen-percepción subjetiva es un discurso directo; y, de una manera más complicada, que una imagen-percepción objetiva es como un discurso indirecto (el espectador ve al personaje de tal manera que, tarde o temprano, pueda enunciar lo que éste supuestamente ve)...”.</text:span><text:span text:style-name="T2"><text:note text:id="ftn23" text:note-class="footnote"><text:note-citation>3</text:note-citation><text:note-body><text:p text:style-name="Footnote">112</text:p></text:note-body></text:note></text:span></text:p>
      <text:p text:style-name="P6"><text:span text:style-name="T2"/></text:p>
      <text:p text:style-name="P6"><text:span text:style-name="T2"><text:tab/></text:span>Consideremos y determinemos la conciencia en lo siguiente: <text:span text:style-name="T2">“...Un personaje actúa sobre la pantalla y se supone que ve el mundo de una cierta manera. Pero al mismo tiempo la cámara lo ve, y ve su mundo, desde otro punto de vista, que piensa, refleja y transforma el punto de vista del personaje...”. </text:span>¿conciencia del personaje que actúa? Sí, no es difícil reconocer una conciencia en el personaje del <text:span text:style-name="T2">film </text:span>un personaje con deseos, creencias, etc. ¿conciencia de la cámara? La cámara puede escapar de la percepción natural de la sujeción del personaje y mostrarlo con la conciencia-camara: <text:span text:style-name="T2">“...Ya no nos encontramos ante unas imágenes objetivas o subjetivas -escribe Deleuze-; estamos apresados en una correlación entre una imagen-percepción y una conciencia-cámara que la transforma (por tanto, ya no es cuestión de saber si la imagen era objetiva o subjetiva). Se trata de un cine muy especial que ha tomado afición a «hacer sentir la cámara»...”. </text:span>La <text:span text:style-name="T2">conciencia-cámara</text:span> consigue la autonomía el escape de la percepción natural de la que el personaje del <text:span text:style-name="T2">film </text:span>no puede <text:soft-page-break/>escapar.</text:p>
      <text:p text:style-name="P4"/>
      <text:p text:style-name="P6"><text:tab/>Propongamos lo siguiente: el cambio del plano cambia la conciencia. Recordemos las vistas aéreas en el <text:span text:style-name="T2">film</text:span> <text:span text:style-name="T2">Los Pajaros</text:span><text:span text:style-name="T2"><text:note text:id="ftn2" text:note-class="footnote"><text:note-citation>4</text:note-citation><text:note-body><text:p text:style-name="Footnote">The Birds (1963), </text:p></text:note-body></text:note></text:span> de <text:span text:style-name="T2">Alfred Hitchcokc, </text:span>la escena de la explosión de la gasolinera<text:span text:style-name="T2"><text:note text:id="ftn3" text:note-class="footnote"><text:note-citation>5</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6"/>
      <text:p text:style-name="P6"><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4" text:note-class="footnote"><text:note-citation>6</text:note-citation><text:note-body><text:p text:style-name="Footnote">La imgen-movimiento. <text:span text:style-name="T2">Gilles Deleuze. </text:span>pag39</text:p></text:note-body></text:note></text:p>
      <text:p text:style-name="P6"/>
      <text:p text:style-name="P6"><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6"/>
      <text:p text:style-name="P8"><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5" text:note-class="footnote"><text:note-citation>7</text:note-citation><text:note-body><text:p text:style-name="Footnote">ibid</text:p></text:note-body></text:note> </text:p>
      <text:p text:style-name="P6"/>
      <text:p text:style-name="P6"><text:tab/>Serguéi Eisenstein<text:note text:id="ftn6" text:note-class="footnote"><text:note-citation>8</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6"/>
      <text:p text:style-name="P6"><text:tab/>Otro autor soviético <text:span text:style-name="T2">Vsévolod</text:span> <text:span text:style-name="T2">Pudovkin</text:span><text:span text:style-name="T2"><text:note text:id="ftn7" text:note-class="footnote"><text:note-citation>9</text:note-citation><text:note-body><text:p text:style-name="P12">“...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8" text:note-class="footnote"><text:note-citation>10</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ext:span><text:soft-page-break/><text:span text:style-name="T2">toma de ella, y en prolongarlo hasta donde la conciencia puede extenderse y actuar...</text:span>”.<text:note text:id="ftn9" text:note-class="footnote"><text:note-citation>11</text:note-citation><text:note-body><text:p text:style-name="Footnote">La imgen-movimiento. <text:span text:style-name="T2">Gilles Deleuze.</text:span></text:p></text:note-body></text:note></text:p>
      <text:p text:style-name="P6"/>
      <text:p text:style-name="P6"><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0" text:note-class="footnote"><text:note-citation>12</text:note-citation><text:note-body><text:p text:style-name="P11">Estetica del Hambre (1965), Glauber Rocha.</text:p></text:note-body></text:note></text:span></text:p>
      <text:p text:style-name="P4"/>
      <text:p text:style-name="P6"><text:span text:style-name="T2"><text:tab/></text:span>¿de que violencia hablamos?, continua<text:span text:style-name="T2"> Rocha: “...el Cinema Novo, en el campo internacional, no pidió nada, sino que impuso la violencia de sus imágenes y sus sonidos en </text:span></text:p>
      <text:p text:style-name="P6"><text:span text:style-name="T2">veintidós festivales internacionales. ..”.</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 solamente concientizando su única posibilidad, la violencia, el colonizado r puede comprender, por el horror, la fuerza de la cultura que él explota. Mientras no levanta las armas, el colonizado es un esclavo: fue necesario un primer policía muerto para que el francés viera un argelino....”</text:span><text:span text:style-name="T2"><text:note text:id="ftn11" text:note-class="footnote"><text:note-citation>13</text:note-citation><text:note-body><text:p text:style-name="Footnote">ibid</text:p></text:note-body></text:note></text:span></text:p>
      <text:p text:style-name="P6"/>
      <text:p text:style-name="P6"><text:tab/>El cine político posee un importante desarrollo en latinoamericano, se habla del cine como <text:span text:style-name="T2">El tercer cine, el cine imperfecto, el cine como arma de combate o el Cinema Novo. </text:span>El <text:span text:style-name="T2">Cinema Novo</text:span> coloca al cine en el mundo y ocupado en su realidad: <text:span text:style-name="T2">“...Donde haya un cineasta de cualquier edad, de cualquier procedencia, pronto a poner su cine y su profesión al servicio de las causas importantes de su tiempo, ahí habrá un germen del Cinema Novo. ..”</text:span></text:p>
      <text:p text:style-name="P4"/>
      <text:p text:style-name="P6"><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4</text:note-citation><text:note-body><text:p text:style-name="Footnote">El cine de las historias de la revolución (2002), Octavio Getino y Susana Velleggia.</text:p></text:note-body></text:note></text:span></text:p>
      <text:p text:style-name="P4"/>
      <text:p text:style-name="P6"><text:span text:style-name="T2"><text:tab/></text:span>El proyecto de <text:span text:style-name="T2">Glauber Rocha</text:span><text:span text:style-name="T2"><text:note text:id="ftn13" text:note-class="footnote"><text:note-citation>15</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14" text:note-class="footnote"><text:note-citation>16</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6"/>
      <text:p text:style-name="P6"><text:soft-page-break/><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6"/>
      <text:p text:style-name="P9"><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5" text:note-class="footnote"><text:note-citation>17</text:note-citation><text:note-body><text:p text:style-name="P11">Estetica del Hambre (1965), Glauber Rocha.</text:p></text:note-body></text:note></text:p>
      <text:p text:style-name="P6"/>
      <text:p text:style-name="P6"><text:tab/>Es <text:span text:style-name="T2">patético </text:span>por la condición de mendicidad de la sociedad, es <text:span text:style-name="T2">patético</text:span> en su acc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6"/>
      <text:p text:style-name="P8"><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6" text:note-class="footnote"><text:note-citation>18</text:note-citation><text:note-body><text:p text:style-name="P11">ibid</text:p></text:note-body></text:note></text:span></text:p>
      <text:p text:style-name="P4"/>
      <text:p text:style-name="P4"><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6"/>
      <text:p text:style-name="P4"><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4"/>
      <text:p text:style-name="P9"><text:soft-page-break/><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9"/>
      <text:p text:style-name="P10"><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6"/>
      <text:p text:style-name="P4"><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6"><text:tab/></text:p>
      <text:p text:style-name="P4"><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6"/>
      <text:p text:style-name="P4"><text:span text:style-name="T3"><text:tab/>Pero luego </text:span>Deleuze<text:span text:style-name="T3"> habla con más claridad al respecto de la conciencia, lo patético y el movimiento: “</text:span>...lo patético no implica únicamente un cambio en el contenido de la imagen, sino también en la forma. La imagen, en efecto, debe cambiar de potencia, pasar a una potencia superior. .. De todas maneras, la conciencia es lo patético, el paso de la Naturaleza al hombre y la cualidad que nace del pasaje cumplido. Es a la vez la toma de conciencia y la conciencia alcanzada, la conciencia revolucionaria alcanzada <text:note text:id="ftn17" text:note-class="footnote"><text:note-citation>19</text:note-citation><text:note-body><text:p text:style-name="Footnote">pag59</text:p></text:note-body></text:note>...”</text:p>
      <text:p text:style-name="P6"/>
      <text:p text:style-name="P4"><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6"/>
      <text:p text:style-name="P4"><text:span text:style-name="T3"><text:tab/></text:span>Deleuze<text:span text:style-name="T3"> en </text:span>Imagen-tiempo<text:note text:id="ftn18" text:note-class="footnote"><text:note-citation>20</text:note-citation><text:note-body><text:p text:style-name="P11">La imagen-tiempo, estudios sobre cine 2. Guilles Deleuze. </text:p></text:note-body></text:note> <text:span text:style-name="T3">dedica algunas paginas al cine político: “la primera gran </text:span><text:soft-page-break/><text:span text:style-name="T3">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pan text:style-name="T3">vez es un proceso de toma de conciencia que hace que el pueblo tenga ya una existencia virtual en trance de actualización...”</text:span></text:p>
      <text:p text:style-name="P6"/>
      <text:p text:style-name="P6"><text:tab/>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p>
      <text:p text:style-name="P6"/>
      <text:p text:style-name="P4"><text:span text:style-name="T3"><text:tab/>Sigue un frase sorprendente sobre la posibilidad del cine político en donde lo que falta es el pueblo: “...si hubiera un cine político moderno, sería sobre la base: el pueblo ya no existe, o no existe todavía... «el pueblo falta». ... no dirigirse a un pueblo supuesto, ya ahí, sino contribuir a la invención de un pueblo ”</text:span><text:span text:style-name="T3"><text:note text:id="ftn19" text:note-class="footnote"><text:note-citation>21</text:note-citation><text:note-body><text:p text:style-name="Footnote">Imagen-tiempo. <text:span text:style-name="T2">Gilles Deleuze. </text:span>pag287-288</text:p></text:note-body></text:note></text:span><text:span text:style-name="T3">. </text:span>Rocha <text:span text:style-name="T3">afirma lo mismo con respecto a la ausencia del pueblo: “</text:span>...Por eso, el hambre del latinoamericano no es solamente un síntoma alarmante de la pobreza social; es la ausencia de su sociedad. De ese modo podemos definir nuestra cultura de hambre. Ahí reside la práctica originalidad del nuevo cine con relación al cine mundial...<text:span text:style-name="T3">” </text:span></text:p>
      <text:p text:style-name="P6"/>
      <text:p text:style-name="P4"><text:span text:style-name="T3"><text:tab/>El creador del tercer mundo se encuentra con la colonización cinematografía extrajera, <text:s/>con la imposibilidad de escribir en la lengua del dominante, la histeria en palabras de </text:span>Glauber Rocha: <text:span text:style-name="T3">“...un público frecuentemente analfabeto, cebado por las series americanas, egipcias o hindúes, films de karate ... imposibilidad de no «escribir», imposibilidad de escribir en la lengua dominante, imposibilidad de escribir de otra manera ...”</text:span><text:span text:style-name="T3"><text:note text:id="ftn20" text:note-class="footnote"><text:note-citation>22</text:note-citation><text:note-body><text:p text:style-name="Footnote">Ibid, pag288</text:p></text:note-body></text:note></text:span><text:span text:style-name="T3">. </text:span></text:p>
      <text:p text:style-name="P6"/>
      <text:p text:style-name="P6"><text:tab/>Pero la conquista de la conciencia no es posible, la contribución del autor de cine político antes que conseguir la conciencia en el pueblo es la constitución del pueblo, que aun no existe: <text:span text:style-name="T2">“...pero también porque el pueblo falta, el autor está en situación de producir enunciados ya colectivos, que son como los gérmenes del pueblo que vendrá y cuyo alcance político es inmediato e inevitable...”. </text:span>La manera de hacerlo es con la <text:span text:style-name="T2">fabulación</text:span>:<text:span text:style-name="T2"> “... Al autor le queda la posibilidad de procurarse «intercesores», es decir, tomar personajes reales y no ficticios, pero poniéndolos en estado de «ficcionar», de «leyendar», de «fabular»...”.</text:span><text:span text:style-name="T2"><text:note text:id="ftn22" text:note-class="footnote"><text:note-citation>23</text:note-citation><text:note-body><text:p text:style-name="Footnote">Ibid. pag293</text:p></text:note-body></text:note></text:span></text:p>
      <text:p text:style-name="P6"><text:span text:style-name="T2"/></text:p>
      <text:p text:style-name="P6"><text:tab/>Continua <text:span text:style-name="T2">Deleuze: </text:span>“...Su crítica interna primero revelaría bajo el mito un actual vivído que sería como lo intolerabIe, lo ínvivible, la imposibilidad de vivir ahora en «esta» sociedad (Dios y el diablo en la tierra del sol, Tierra em transe); se trataba después de arrancar a lo invivible un acto de habla que no se podría hacer callar, un acto de fabulación que no sería un retorno al mito sino una producción de enunciados colectivos capaz de elevar la miseria a una extraña positividad, la <text:span text:style-name="T2">invención de un pueblo</text:span><text:span text:style-name="T2"><text:note text:id="ftn0" text:note-class="footnote"><text:note-citation>24</text:note-citation><text:note-body><text:p text:style-name="Footnote">Ibid. pag294</text:p></text:note-body></text:note></text:span><text:span text:style-name="T2">...”</text:span></text:p>
      <text:p text:style-name="P4"><text:span text:style-name="T3"/></text:p>
      <text:p text:style-name="P4"><text:tab/><text:span text:style-name="T3">La violencia de la cultura del hambre es reacción a la violencia del colono, pero esta confrontación de opuestos no consigue conquistar la conciencia, asegura </text:span>Deleuze<text:span text:style-name="T3">: </text:span>“...en la <text:soft-page-break/>obra de Glauber Rocha, los mitos del pueblo, profetismo y bandidismo, son el envés arcaico de la violencia capitalista, como si el pueblo volviera y redoblara contra sí mismo, en una necesidad de adoración, la violencia que él sufre por otra parte (Dios y el diablo en la tierra del sol). La toma de conciencia está descalificada, bien sea porque se cumple en el aire como entre los intelectuales, bien sea porque está comprimida en un hueco como en Antonio das Martes, apta únicamente para captar la yuxtaposición de las dos violencias y la continuación de una por la otra.<text:note text:id="ftn21" text:note-class="footnote"><text:note-citation>25</text:note-citation><text:note-body><text:p text:style-name="Footnote">Ibid, pag289</text:p></text:note-body></text:note>...”.</text:p>
      <text:p text:style-name="P6"/>
      <text:p text:style-name="P6"><text:tab/>Pero el cine político no es estéril aunque falle en conseguir la explosión<text:span text:style-name="T2"> de la conciencia</text:span>, para <text:span text:style-name="T2">Deleuze </text:span>queda un cine de agitación: <text:span text:style-name="T2">“...¿Qué queda entonces? El más grande cine «de agitación» que se haya hecho nunca: la agitación ya no emana de una toma de conciencia, sino que consiste en «poner todo en trance», el pueblo y sus amos, y la cámara misma, empujar todo a la aberración, para comunicar las violencias entre sí tanto como para hacer pasar el asunto privado a lo político, y el asunto político a lo privado (Tierra em transe). De ahí el singular aspecto que asume en Rocha la crítica del mito: no se trata de analizar el mito para descubrir su sentido o su estructura arcaicos, sino de referir el mito arcaico al estado de las pulsiones en una sociedad perfectamente actual, el hambre, la sed, la sexualidad, la potencia, la muerte, la adoración...”</text:span>.</text:p>
      <text:p text:style-name="P6"/>
      <text:p text:style-name="P17">Índice de palabras</text:p>
      <text:p text:style-name="P17"/>
      <text:list xml:id="list1404559853" text:style-name="L1">
        <text:list-item>
          <text:p text:style-name="P16">conciencia, 11, 24,25, 39, 59, 60, 61,62, 87,88,90, 93, 94, 114, 121, 277, 287</text:p>
        </text:list-item>
        <text:list-item>
          <text:p text:style-name="P16">conciencia cinematográfica, 38</text:p>
        </text:list-item>
        <text:list-item>
          <text:p text:style-name="P16">conciencia intencional 88</text:p>
        </text:list-item>
        <text:list-item>
          <text:p text:style-name="P16">conciencia-camara 113, 114, 116, 128</text:p>
        </text:list-item>
        <text:list-item>
          <text:p text:style-name="P16">conciencia reflexiva (cogito propiamente humano) 113</text:p>
        </text:list-item>
        <text:list-item>
          <text:p text:style-name="P16">conciencia poética 114</text:p>
        </text:list-item>
        <text:list-item>
          <text:p text:style-name="P16">conciencia ética 115</text:p>
        </text:list-item>
        <text:list-item>
          <text:p text:style-name="P16">conciencia estética 1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6T19:04:42</dc:date>
    <meta:editing-duration>P1DT9H55M32S</meta:editing-duration>
    <meta:editing-cycles>20</meta:editing-cycles>
    <meta:generator>LibreOffice/3.5$Linux_X86_64 LibreOffice_project/350m1$Build-2</meta:generator>
    <meta:document-statistic meta:table-count="0" meta:image-count="0" meta:object-count="0" meta:page-count="8" meta:paragraph-count="90" meta:word-count="4057" meta:character-count="25031" meta:non-whitespace-character-count="20996"/>
  </office:meta>
</office:document-meta>
</file>